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1.249cm" style:auto-text-indent="false"/>
    </style:style>
    <style:style style:name="P2" style:family="paragraph" style:parent-style-name="Text_20_body">
      <style:paragraph-properties fo:margin-left="3.75cm" fo:margin-right="0cm" fo:text-indent="0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tos etc.</text:p>
      <text:p text:style-name="P1">Tratam os autos de execução de pena em que o apenado pugnou pela retificação da guia, requerendo a alteração da fração correspondente à progressão de pena, de 50% para 2/5, com relação ao crime capitulado pelo art. 121, § 2º, vinculado à ação penal nº 0130013-04.2013.8.20.0001, argumentando que não seria reincidente específico em crime hediondo ou equiparado (evento 336.1).</text:p>
      <text:p text:style-name="P1">Interveio o Ministério Público, opinando pelo deferimento (evento 339).</text:p>
      <text:p text:style-name="P1">Relatados.</text:p>
      <text:p text:style-name="P1">A argumentação sob exame diz respeito ao reconhecimento da condição do apenado como reincidente genérico, com aplicação de fração para fins de progressão de pena à luz da redação anterior à reforma do pacote anticrime.</text:p>
      <text:p text:style-name="P1">Com efeito, à luz da norma à época do fato, a fração para fins de progressão de pena era 3/5 para todos os condenados por crimes hediondos, fossem eles específicos ou não específicos.</text:p>
      <text:p text:style-name="P1">A reforma trazida com o pacote anticrime, por sua vez, implementou um cenário de maior complexidade quanto à recidiva do reeducando, visto que, agora, não se trata apenas do simples exame da natureza do delito (se comum ou hediondo) e da existência de registros aptos a caracterizarem a reincidência (genérica) do apenado, mas sim de uma incursão mais apurada no exame dos antecedentes criminais do indivíduo encarcerado, passando a ganhar ampla relevância se se trata de crime cometido com ou sem violência a pessoa ou grave ameaça, crime hediondo ou equiparado ou, ainda, crime hediondo ou equiparado com resultado morte.</text:p>
      <text:p text:style-name="P1">Nesse desiderato, observa-se que a pretensão do apenado diz respeito ao reconhecimento da condição de reincidente genérico (inovação trazida com a reforma do pacote anticrime) com aplicação de frações para fins de progressão de pena à luz da norma anterior. Não obstante, o Plenário do Supremo Tribunal Federal, no julgamento do RE600.817/MS, Rel. Min. Ricardo Lewandowski, fixou, em sede de repercussão geral, a compreensão no sentido de que <text:span text:style-name="Emphasis">“Não é possível a conjugação de partes mais benéficas das referidas normas, para criar-se uma terceira lei, sob pena de violação aos princípios da legalidade e da separação de Poderes”</text:span>. O Superior Tribunal de Justiça também sedimentou tal entendimento consubstanciado na Súmula Nº 501, devendo ser aplicada a norma favorável ao indivíduo, vedada a combinação de leis. Veja-se:</text:p>
      <text:p text:style-name="P2">AGRAVO REGIMENTAL NO HABEAS CORPUS. EXECUÇÃO PENAL. PROGRESSÃO DE REGIME. CONDENADO POR CRIME HEDIONDO COM RESULTADO MORTE E REINCIDENTE GENÉRICO. PEDIDO DE APLICAÇÃO DA FRAÇÃO DE 40%. IMPOSSIBILIDADE. AGRAVO REGIMENTAL DESPROVIDO. 1. Tratando-se de paciente condenado por crime hediondo com resultado morte (homicídio qualificado) e com condenação anterior por crime comum apta a gerar reincidência, o dispositivo a ser aplicado para o cálculo da progressão de regime é o art. 112, inciso VI, alínea "a", que prevê um lapso de 50% de cumprimento de pena antes da promoção a regime mais brando. Precedentes. 2. Agravo Regimental desprovido. (AgRg no HC n. 764.290/GO, relator Ministro Joel Ilan Paciornik, Quinta Turma, julgado em 28/11/2022, DJe de 1/12/2022.)</text:p>
      <text:p text:style-name="P1"><text:soft-page-break/>No caso dos autos, à luz da norma à época do fato, dever-se-ia o apenado cumprir 3/5 da pena até o regime mais brando, já sendo beneficiado para o percentual de 50% por ser mais favorável a aplicação do disposto no art. 112, VI, alínea a da LEP. </text:p>
      <text:p text:style-name="P1">Incabível, portanto, o reconhecimento de aplicação da condição de reincidente genérico constante na nova norma, com aplicação de fração de progressão prevista na redação anterior.</text:p>
      <text:p text:style-name="P1">Isso posto, julgo<text:span text:style-name="Strong_20_Emphasis"> improcedentes</text:span> os pedidos formulados e mantenho inalterada a GEP.</text:p>
      <text:p text:style-name="P1">P.R.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3T11:44:59.985000000</meta:creation-date>
    <dc:date>2024-09-13T15:29:49.496000000</dc:date>
    <meta:editing-duration>PT3H44M49S</meta:editing-duration>
    <meta:editing-cycles>1</meta:editing-cycles>
    <meta:document-statistic meta:table-count="0" meta:image-count="0" meta:object-count="0" meta:page-count="2" meta:paragraph-count="13" meta:word-count="566" meta:character-count="3585" meta:non-whitespace-character-count="3031"/>
    <meta:generator>LibreOffice/7.6.4.1$Windows_X86_64 LibreOffice_project/e19e193f88cd6c0525a17fb7a176ed8e6a3e2aa1</meta:generator>
  </office:meta>
</office:document-meta>
</file>